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nstruction was created for IntelliJ IDEA 2017.1 Community Edition in Windows 7 x86 for application <text:span text:style-name="T3">Planer V2</text:span>.</text:p>
      <text:p text:style-name="Standard"/>
      <text:list xml:id="list5362232736706087761" text:style-name="L1">
        <text:list-item>
          <text:p text:style-name="P1"><text:span text:style-name="T1">We check the version of java we have installed: "java -version" in the terminal or in the command prompt.</text:span></text:p>
        </text:list-item>
        <text:list-item>
          <text:p text:style-name="P1"><text:span text:style-name="T1">From the site: </text:span><text:a xlink:type="simple" xlink:href="http://maven.apache.org/download.cgi" text:style-name="Internet_20_link" text:visited-style-name="Visited_20_Internet_20_Link"><text:span text:style-name="T1">http://maven.apache.org/download.cgi</text:span></text:a><text:span text:style-name="T1"> download the appropriate version of Apache Maven (3.3.9).</text:span></text:p>
        </text:list-item>
        <text:list-item>
          <text:p text:style-name="P1"><text:span text:style-name="T1">We need to specify the system variable "JAVA_HOME" path to the Java SDK.</text:span></text:p>
        </text:list-item>
        <text:list-item>
          <text:p text:style-name="P1"><text:span text:style-name="T1">Then run IntelliJ and select "File" -&gt; "New" -&gt; "Project" (I am providing the settings which you can import "settings.jar": "File" -&gt; "Import Settings...").</text:span></text:p>
        </text:list-item>
        <text:list-item>
          <text:p text:style-name="P1"><text:span text:style-name="T1">Select "Maven" module, then "Next".</text:span></text:p>
        </text:list-item>
        <text:list-item>
          <text:p text:style-name="P1"><text:span text:style-name="T1">Enter "GroupId", "ArtifactId" and "Version" (we choose the name and version of our application ourselves), then "Next".</text:span></text:p>
        </text:list-item>
        <text:list-item>
          <text:p text:style-name="P1"><text:span text:style-name="T1">Set the project name, project location, then click "Finish".</text:span></text:p>
        </text:list-item>
        <text:list-item>
          <text:p text:style-name="P1"><text:span text:style-name="T1">It is good to turn on Auto-Import to download the plugins when you add them to the pom.xml file (this is the file specifying the plugins along with the versions which we use in the project).</text:span></text:p>
        </text:list-item>
        <text:list-item>
          <text:p text:style-name="P1"><text:span text:style-name="T1">When you add the "planer" project, build it, and launch it, the sites will be shown in "localhost:5000" (port 5000 is set in the application).</text:span></text:p>
        </text:list-item>
      </text:list>
      <text:p text:style-name="Standard"><text:span text:style-name="T1"/></text:p>
      <text:p text:style-name="Standard"><text:span text:style-name="T1">Note: </text:span><text:span text:style-name="T2">type="date"</text:span><text:span text:style-name="T1"> is not supported in Firefox, or Internet Explorer 11 and earlier version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18S</meta:editing-duration>
    <meta:editing-cycles>8</meta:editing-cycles>
    <meta:generator>OpenOffice/4.1.1$Win32 OpenOffice.org_project/411m6$Build-9775</meta:generator>
    <dc:date>2017-04-04T20:44:56.66</dc:date>
    <meta:document-statistic meta:table-count="0" meta:image-count="0" meta:object-count="0" meta:page-count="1" meta:paragraph-count="11" meta:word-count="201" meta:character-count="1213"/>
    <meta:user-defined meta:name="Info 1"/>
    <meta:user-defined meta:name="Info 2"/>
    <meta:user-defined meta:name="Info 3"/>
    <meta:user-defined meta:name="Info 4"/>
  </office:meta>
</office:document-meta>
</file>